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0.94mm"/>
    </style:style>
    <style:style style:name="ro1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ime in hours</text:p>
          </table:table-cell>
          <table:table-cell office:value-type="string" calcext:value-type="string">
            <text:p>Log(cells) starting from 7 cells</text:p>
          </table:table-cell>
        </table:table-row>
        <table:table-row table:style-name="ro1">
          <table:table-cell office:value-type="float" office:value="0.00161" calcext:value-type="float">
            <text:p>0.00161</text:p>
          </table:table-cell>
          <table:table-cell office:value-type="float" office:value="0.84509804" calcext:value-type="float">
            <text:p>0.84509804</text:p>
          </table:table-cell>
        </table:table-row>
        <table:table-row table:style-name="ro1">
          <table:table-cell office:value-type="float" office:value="0.001691" calcext:value-type="float">
            <text:p>0.001691</text:p>
          </table:table-cell>
          <table:table-cell office:value-type="float" office:value="1.2041199827" calcext:value-type="float">
            <text:p>1.2041199827</text:p>
          </table:table-cell>
        </table:table-row>
        <table:table-row table:style-name="ro1">
          <table:table-cell office:value-type="float" office:value="0.001833" calcext:value-type="float">
            <text:p>0.001833</text:p>
          </table:table-cell>
          <table:table-cell office:value-type="float" office:value="1.531478917" calcext:value-type="float">
            <text:p>1.531478917</text:p>
          </table:table-cell>
        </table:table-row>
        <table:table-row table:style-name="ro1">
          <table:table-cell office:value-type="float" office:value="0.00199" calcext:value-type="float">
            <text:p>0.00199</text:p>
          </table:table-cell>
          <table:table-cell office:value-type="float" office:value="1.7993405495" calcext:value-type="float">
            <text:p>1.7993405495</text:p>
          </table:table-cell>
        </table:table-row>
        <table:table-row table:style-name="ro1">
          <table:table-cell office:value-type="float" office:value="0.002207" calcext:value-type="float">
            <text:p>0.002207</text:p>
          </table:table-cell>
          <table:table-cell office:value-type="float" office:value="2.1172712957" calcext:value-type="float">
            <text:p>2.1172712957</text:p>
          </table:table-cell>
        </table:table-row>
        <table:table-row table:style-name="ro1">
          <table:table-cell office:value-type="float" office:value="0.002509" calcext:value-type="float">
            <text:p>0.002509</text:p>
          </table:table-cell>
          <table:table-cell office:value-type="float" office:value="2.3873898263" calcext:value-type="float">
            <text:p>2.3873898263</text:p>
          </table:table-cell>
        </table:table-row>
        <table:table-row table:style-name="ro1">
          <table:table-cell office:value-type="float" office:value="0.002997" calcext:value-type="float">
            <text:p>0.002997</text:p>
          </table:table-cell>
          <table:table-cell office:value-type="float" office:value="2.6493348587" calcext:value-type="float">
            <text:p>2.6493348587</text:p>
          </table:table-cell>
        </table:table-row>
        <table:table-row table:style-name="ro1">
          <table:table-cell office:value-type="float" office:value="0.003707" calcext:value-type="float">
            <text:p>0.003707</text:p>
          </table:table-cell>
          <table:table-cell office:value-type="float" office:value="2.8887409607" calcext:value-type="float">
            <text:p>2.8887409607</text:p>
          </table:table-cell>
        </table:table-row>
        <table:table-row table:style-name="ro1">
          <table:table-cell office:value-type="float" office:value="0.004767" calcext:value-type="float">
            <text:p>0.004767</text:p>
          </table:table-cell>
          <table:table-cell office:value-type="float" office:value="3.1126050015" calcext:value-type="float">
            <text:p>3.1126050015</text:p>
          </table:table-cell>
        </table:table-row>
        <table:table-row table:style-name="ro1">
          <table:table-cell office:value-type="float" office:value="0.00623" calcext:value-type="float">
            <text:p>0.00623</text:p>
          </table:table-cell>
          <table:table-cell office:value-type="float" office:value="3.3094172258" calcext:value-type="float">
            <text:p>3.3094172258</text:p>
          </table:table-cell>
        </table:table-row>
        <table:table-row table:style-name="ro1">
          <table:table-cell office:value-type="float" office:value="0.008368" calcext:value-type="float">
            <text:p>0.008368</text:p>
          </table:table-cell>
          <table:table-cell office:value-type="float" office:value="3.49037992" calcext:value-type="float">
            <text:p>3.49037992</text:p>
          </table:table-cell>
        </table:table-row>
        <table:table-row table:style-name="ro1">
          <table:table-cell office:value-type="float" office:value="0.0113" calcext:value-type="float">
            <text:p>0.0113</text:p>
          </table:table-cell>
          <table:table-cell office:value-type="float" office:value="3.6550423413" calcext:value-type="float">
            <text:p>3.6550423413</text:p>
          </table:table-cell>
        </table:table-row>
        <table:table-row table:style-name="ro1">
          <table:table-cell office:value-type="float" office:value="0.015382" calcext:value-type="float">
            <text:p>0.015382</text:p>
          </table:table-cell>
          <table:table-cell office:value-type="float" office:value="3.8056367663" calcext:value-type="float">
            <text:p>3.8056367663</text:p>
          </table:table-cell>
        </table:table-row>
        <table:table-row table:style-name="ro1">
          <table:table-cell office:value-type="float" office:value="0.020896" calcext:value-type="float">
            <text:p>0.020896</text:p>
          </table:table-cell>
          <table:table-cell office:value-type="float" office:value="3.9435439772" calcext:value-type="float">
            <text:p>3.9435439772</text:p>
          </table:table-cell>
        </table:table-row>
        <table:table-row table:style-name="ro1">
          <table:table-cell office:value-type="float" office:value="0.028045" calcext:value-type="float">
            <text:p>0.028045</text:p>
          </table:table-cell>
          <table:table-cell office:value-type="float" office:value="4.0693720543" calcext:value-type="float">
            <text:p>4.0693720543</text:p>
          </table:table-cell>
        </table:table-row>
        <table:table-row table:style-name="ro1">
          <table:table-cell office:value-type="float" office:value="0.037424" calcext:value-type="float">
            <text:p>0.037424</text:p>
          </table:table-cell>
          <table:table-cell office:value-type="float" office:value="4.1822148653" calcext:value-type="float">
            <text:p>4.1822148653</text:p>
          </table:table-cell>
        </table:table-row>
        <table:table-row table:style-name="ro1">
          <table:table-cell office:value-type="float" office:value="0.049212" calcext:value-type="float">
            <text:p>0.049212</text:p>
          </table:table-cell>
          <table:table-cell office:value-type="float" office:value="4.2811243094" calcext:value-type="float">
            <text:p>4.2811243094</text:p>
          </table:table-cell>
        </table:table-row>
        <table:table-row table:style-name="ro1">
          <table:table-cell office:value-type="float" office:value="0.063332" calcext:value-type="float">
            <text:p>0.063332</text:p>
          </table:table-cell>
          <table:table-cell office:value-type="float" office:value="4.3644759488" calcext:value-type="float">
            <text:p>4.3644759488</text:p>
          </table:table-cell>
        </table:table-row>
        <table:table-row table:style-name="ro1">
          <table:table-cell office:value-type="float" office:value="0.082532" calcext:value-type="float">
            <text:p>0.082532</text:p>
          </table:table-cell>
          <table:table-cell office:value-type="float" office:value="4.433897784" calcext:value-type="float">
            <text:p>4.433897784</text:p>
          </table:table-cell>
        </table:table-row>
        <table:table-row table:style-name="ro1">
          <table:table-cell office:value-type="float" office:value="0.105495" calcext:value-type="float">
            <text:p>0.105495</text:p>
          </table:table-cell>
          <table:table-cell office:value-type="float" office:value="4.492355231" calcext:value-type="float">
            <text:p>4.492355231</text:p>
          </table:table-cell>
        </table:table-row>
        <table:table-row table:style-name="ro1">
          <table:table-cell office:value-type="float" office:value="0.133584" calcext:value-type="float">
            <text:p>0.133584</text:p>
          </table:table-cell>
          <table:table-cell office:value-type="float" office:value="4.5420906116" calcext:value-type="float">
            <text:p>4.5420906116</text:p>
          </table:table-cell>
        </table:table-row>
        <table:table-row table:style-name="ro1">
          <table:table-cell office:value-type="float" office:value="0.158473" calcext:value-type="float">
            <text:p>0.158473</text:p>
          </table:table-cell>
          <table:table-cell office:value-type="float" office:value="4.5847494837" calcext:value-type="float">
            <text:p>4.5847494837</text:p>
          </table:table-cell>
        </table:table-row>
        <table:table-row table:style-name="ro1">
          <table:table-cell office:value-type="float" office:value="0.19531" calcext:value-type="float">
            <text:p>0.19531</text:p>
          </table:table-cell>
          <table:table-cell office:value-type="float" office:value="4.6230010512" calcext:value-type="float">
            <text:p>4.6230010512</text:p>
          </table:table-cell>
        </table:table-row>
        <table:table-row table:style-name="ro1">
          <table:table-cell office:value-type="float" office:value="0.230198" calcext:value-type="float">
            <text:p>0.230198</text:p>
          </table:table-cell>
          <table:table-cell office:value-type="float" office:value="4.6578968423" calcext:value-type="float">
            <text:p>4.6578968423</text:p>
          </table:table-cell>
        </table:table-row>
        <table:table-row table:style-name="ro1">
          <table:table-cell office:value-type="float" office:value="0.269175" calcext:value-type="float">
            <text:p>0.269175</text:p>
          </table:table-cell>
          <table:table-cell office:value-type="float" office:value="4.6893355021" calcext:value-type="float">
            <text:p>4.6893355021</text:p>
          </table:table-cell>
        </table:table-row>
        <table:table-row table:style-name="ro1">
          <table:table-cell office:value-type="float" office:value="0.313581" calcext:value-type="float">
            <text:p>0.313581</text:p>
          </table:table-cell>
          <table:table-cell office:value-type="float" office:value="4.719256688" calcext:value-type="float">
            <text:p>4.719256688</text:p>
          </table:table-cell>
        </table:table-row>
        <table:table-row table:style-name="ro1">
          <table:table-cell office:value-type="float" office:value="0.355967" calcext:value-type="float">
            <text:p>0.355967</text:p>
          </table:table-cell>
          <table:table-cell office:value-type="float" office:value="4.7454885801" calcext:value-type="float">
            <text:p>4.7454885801</text:p>
          </table:table-cell>
        </table:table-row>
        <table:table-row table:style-name="ro1">
          <table:table-cell office:value-type="float" office:value="0.395802" calcext:value-type="float">
            <text:p>0.395802</text:p>
          </table:table-cell>
          <table:table-cell office:value-type="float" office:value="4.7704911765" calcext:value-type="float">
            <text:p>4.7704911765</text:p>
          </table:table-cell>
        </table:table-row>
        <table:table-row table:style-name="ro1">
          <table:table-cell office:value-type="float" office:value="0.451462" calcext:value-type="float">
            <text:p>0.451462</text:p>
          </table:table-cell>
          <table:table-cell office:value-type="float" office:value="4.793832276" calcext:value-type="float">
            <text:p>4.793832276</text:p>
          </table:table-cell>
        </table:table-row>
        <table:table-row table:style-name="ro1">
          <table:table-cell office:value-type="float" office:value="0.500558" calcext:value-type="float">
            <text:p>0.500558</text:p>
          </table:table-cell>
          <table:table-cell office:value-type="float" office:value="4.8161948844" calcext:value-type="float">
            <text:p>4.8161948844</text:p>
          </table:table-cell>
        </table:table-row>
        <table:table-row table:style-name="ro1">
          <table:table-cell office:value-type="float" office:value="0.560059" calcext:value-type="float">
            <text:p>0.560059</text:p>
          </table:table-cell>
          <table:table-cell office:value-type="float" office:value="4.8376515578" calcext:value-type="float">
            <text:p>4.8376515578</text:p>
          </table:table-cell>
        </table:table-row>
        <table:table-row table:style-name="ro1">
          <table:table-cell office:value-type="float" office:value="0.620551" calcext:value-type="float">
            <text:p>0.620551</text:p>
          </table:table-cell>
          <table:table-cell office:value-type="float" office:value="4.8577545221" calcext:value-type="float">
            <text:p>4.8577545221</text:p>
          </table:table-cell>
        </table:table-row>
        <table:table-row table:style-name="ro1">
          <table:table-cell office:value-type="float" office:value="0.67743" calcext:value-type="float">
            <text:p>0.67743</text:p>
          </table:table-cell>
          <table:table-cell office:value-type="float" office:value="4.8770774929" calcext:value-type="float">
            <text:p>4.8770774929</text:p>
          </table:table-cell>
        </table:table-row>
        <table:table-row table:style-name="ro1">
          <table:table-cell office:value-type="float" office:value="0.74978" calcext:value-type="float">
            <text:p>0.74978</text:p>
          </table:table-cell>
          <table:table-cell office:value-type="float" office:value="4.8949913528" calcext:value-type="float">
            <text:p>4.8949913528</text:p>
          </table:table-cell>
        </table:table-row>
        <table:table-row table:style-name="ro1">
          <table:table-cell office:value-type="float" office:value="0.822055" calcext:value-type="float">
            <text:p>0.822055</text:p>
          </table:table-cell>
          <table:table-cell office:value-type="float" office:value="4.9128223181" calcext:value-type="float">
            <text:p>4.9128223181</text:p>
          </table:table-cell>
        </table:table-row>
        <table:table-row table:style-name="ro1">
          <table:table-cell office:value-type="float" office:value="0.888405" calcext:value-type="float">
            <text:p>0.888405</text:p>
          </table:table-cell>
          <table:table-cell office:value-type="float" office:value="4.9294853421" calcext:value-type="float">
            <text:p>4.9294853421</text:p>
          </table:table-cell>
        </table:table-row>
        <table:table-row table:style-name="ro1">
          <table:table-cell office:value-type="float" office:value="0.967529" calcext:value-type="float">
            <text:p>0.967529</text:p>
          </table:table-cell>
          <table:table-cell office:value-type="float" office:value="4.9455128986" calcext:value-type="float">
            <text:p>4.9455128986</text:p>
          </table:table-cell>
        </table:table-row>
        <table:table-row table:style-name="ro1">
          <table:table-cell office:value-type="float" office:value="1.068983" calcext:value-type="float">
            <text:p>1.068983</text:p>
          </table:table-cell>
          <table:table-cell office:value-type="float" office:value="4.9612454422" calcext:value-type="float">
            <text:p>4.9612454422</text:p>
          </table:table-cell>
        </table:table-row>
        <table:table-row table:style-name="ro1">
          <table:table-cell office:value-type="float" office:value="1.159575" calcext:value-type="float">
            <text:p>1.159575</text:p>
          </table:table-cell>
          <table:table-cell office:value-type="float" office:value="4.976519628" calcext:value-type="float">
            <text:p>4.976519628</text:p>
          </table:table-cell>
        </table:table-row>
        <table:table-row table:style-name="ro1">
          <table:table-cell office:value-type="float" office:value="1.269515" calcext:value-type="float">
            <text:p>1.269515</text:p>
          </table:table-cell>
          <table:table-cell office:value-type="float" office:value="4.9906895236" calcext:value-type="float">
            <text:p>4.9906895236</text:p>
          </table:table-cell>
        </table:table-row>
        <table:table-row table:style-name="ro1">
          <table:table-cell office:value-type="float" office:value="1.363542" calcext:value-type="float">
            <text:p>1.363542</text:p>
          </table:table-cell>
          <table:table-cell office:value-type="float" office:value="5.0047554513" calcext:value-type="float">
            <text:p>5.0047554513</text:p>
          </table:table-cell>
        </table:table-row>
        <table:table-row table:style-name="ro1">
          <table:table-cell office:value-type="float" office:value="1.498941" calcext:value-type="float">
            <text:p>1.498941</text:p>
          </table:table-cell>
          <table:table-cell office:value-type="float" office:value="5.0183217819" calcext:value-type="float">
            <text:p>5.0183217819</text:p>
          </table:table-cell>
        </table:table-row>
        <table:table-row table:style-name="ro1">
          <table:table-cell office:value-type="float" office:value="1.627232" calcext:value-type="float">
            <text:p>1.627232</text:p>
          </table:table-cell>
          <table:table-cell office:value-type="float" office:value="5.0313438203" calcext:value-type="float">
            <text:p>5.0313438203</text:p>
          </table:table-cell>
        </table:table-row>
        <table:table-row table:style-name="ro1">
          <table:table-cell office:value-type="float" office:value="1.775423" calcext:value-type="float">
            <text:p>1.775423</text:p>
          </table:table-cell>
          <table:table-cell office:value-type="float" office:value="5.0442613778" calcext:value-type="float">
            <text:p>5.0442613778</text:p>
          </table:table-cell>
        </table:table-row>
        <table:table-row table:style-name="ro1">
          <table:table-cell office:value-type="float" office:value="1.883473" calcext:value-type="float">
            <text:p>1.883473</text:p>
          </table:table-cell>
          <table:table-cell office:value-type="float" office:value="5.0565618519" calcext:value-type="float">
            <text:p>5.0565618519</text:p>
          </table:table-cell>
        </table:table-row>
        <table:table-row table:style-name="ro1">
          <table:table-cell office:value-type="float" office:value="2.041112" calcext:value-type="float">
            <text:p>2.041112</text:p>
          </table:table-cell>
          <table:table-cell office:value-type="float" office:value="5.0687719492" calcext:value-type="float">
            <text:p>5.0687719492</text:p>
          </table:table-cell>
        </table:table-row>
        <table:table-row table:style-name="ro1">
          <table:table-cell office:value-type="float" office:value="2.163735" calcext:value-type="float">
            <text:p>2.163735</text:p>
          </table:table-cell>
          <table:table-cell office:value-type="float" office:value="5.0804821791" calcext:value-type="float">
            <text:p>5.0804821791</text:p>
          </table:table-cell>
        </table:table-row>
        <table:table-row table:style-name="ro1">
          <table:table-cell office:value-type="float" office:value="2.290738" calcext:value-type="float">
            <text:p>2.290738</text:p>
          </table:table-cell>
          <table:table-cell office:value-type="float" office:value="5.0919341335" calcext:value-type="float">
            <text:p>5.0919341335</text:p>
          </table:table-cell>
        </table:table-row>
        <table:table-row table:style-name="ro1">
          <table:table-cell office:value-type="float" office:value="2.459369" calcext:value-type="float">
            <text:p>2.459369</text:p>
          </table:table-cell>
          <table:table-cell office:value-type="float" office:value="5.1030850018" calcext:value-type="float">
            <text:p>5.1030850018</text:p>
          </table:table-cell>
        </table:table-row>
        <table:table-row table:style-name="ro1">
          <table:table-cell office:value-type="float" office:value="2.594247" calcext:value-type="float">
            <text:p>2.594247</text:p>
          </table:table-cell>
          <table:table-cell office:value-type="float" office:value="5.1138798739" calcext:value-type="float">
            <text:p>5.11387987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2T13:42:00.397730438</meta:creation-date>
    <dc:date>2018-02-22T13:43:25.771898477</dc:date>
    <meta:editing-duration>PT1M25S</meta:editing-duration>
    <meta:editing-cycles>1</meta:editing-cycles>
    <meta:document-statistic meta:table-count="1" meta:cell-count="102" meta:object-count="0"/>
    <meta:generator>LibreOffice/4.4.7.2$Linux_X86_64 LibreOffice_project/40m0$Build-2</meta:generator>
  </office:meta>
</office:document-meta>
</file>